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9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Questão 6(Heap Normal)</text:p>
          </table:table-cell>
          <table:table-cell table:style-name="ce2"/>
          <table:table-cell/>
          <table:table-cell office:value-type="string" calcext:value-type="string">
            <text:p>Fabiola Malta Fleury 15/0009275</text:p>
          </table:table-cell>
        </table:table-row>
        <table:table-row table:style-name="ro1">
          <table:table-cell table:style-name="ce2" office:value-type="string" calcext:value-type="string">
            <text:p>Número de Elementos (n)</text:p>
          </table:table-cell>
          <table:table-cell table:style-name="ce2" office:value-type="string" calcext:value-type="string">
            <text:p>Valor obtido</text:p>
          </table:table-cell>
          <table:table-cell/>
          <table:table-cell office:value-type="string" calcext:value-type="string">
            <text:p>Lucas Oliveira Silva 15/0016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3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5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7s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08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,01s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,02s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181s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2.439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Questão 6(Heap 2 Vetores)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Número de Elementos (n)</text:p>
          </table:table-cell>
          <table:table-cell table:style-name="ce2" office:value-type="string" calcext:value-type="string">
            <text:p>Valor obtid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3s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03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5s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357s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32.711s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Questão 7 (Radix e Counting)</text:p>
          </table:table-cell>
          <table:table-cell table:style-name="ce3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úmero de Elementos (n)</text:p>
          </table:table-cell>
          <table:table-cell table:style-name="ce2" office:value-type="string" calcext:value-type="string">
            <text:p>Valor obtido</text:p>
          </table:table-cell>
          <table:table-cell table:style-name="Default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2s</text:p>
          </table:table-cell>
          <table:table-cell table:style-name="Default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1s</text:p>
          </table:table-cell>
          <table:table-cell table:style-name="Default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6s</text:p>
          </table:table-cell>
          <table:table-cell table:style-name="Default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7s</text:p>
          </table:table-cell>
          <table:table-cell table:style-name="Default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06s</text:p>
          </table:table-cell>
          <table:table-cell table:style-name="Default"/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5s</text:p>
          </table:table-cell>
          <table:table-cell table:style-name="Default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7s</text:p>
          </table:table-cell>
          <table:table-cell table:style-name="Default"/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42s</text:p>
          </table:table-cell>
          <table:table-cell table:style-name="Default"/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250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0:18:42.123103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3:22:19.381629494</meta:creation-date>
    <dc:date>2017-04-09T11:38:37.108539296</dc:date>
    <meta:editing-duration>PT48M28S</meta:editing-duration>
    <meta:editing-cycles>5</meta:editing-cycles>
    <meta:generator>LibreOffice/5.1.6.2$Linux_X86_64 LibreOffice_project/10m0$Build-2</meta:generator>
    <meta:document-statistic meta:table-count="1" meta:cell-count="64" meta:object-count="0"/>
  </office:meta>
</office:document-meta>
</file>